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Possible poin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Total value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table:formula="of:=[.D2]*([.B2]/[.C2])" office:value-type="float" office:value="0.09625" calcext:value-type="float">
            <text:p>0.09625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[.D3]*([.B3]/[.C3]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Exam 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formula="of:=[.D4]*([.B4]/[.C4])" office:value-type="float" office:value="0.0844444444444444" calcext:value-type="float">
            <text:p>0.0844444444</text:p>
          </table:table-cell>
        </table:table-row>
        <table:table-row table:style-name="ro1">
          <table:table-cell office:value-type="string" calcext:value-type="string">
            <text:p>Exam 2</text:p>
          </table:table-cell>
          <table:table-cell office:value-type="float" office:value="56.5" calcext:value-type="float">
            <text:p>56.5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formula="of:=[.D5]*([.B5]/[.C5])" office:value-type="float" office:value="0.161428571428571" calcext:value-type="float">
            <text:p>0.1614285714</text:p>
          </table:table-cell>
        </table:table-row>
        <table:table-row table:style-name="ro1">
          <table:table-cell office:value-type="string" calcext:value-type="string">
            <text:p>Exam 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formula="of:=[.D6]*([.B6]/[.C6])"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7]*([.B7]/[.C7])"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table:formula="of:=SUM([.E2:.E7])" office:value-type="float" office:value="0.780123015873016" calcext:value-type="float">
            <text:p>0.7801230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8:53:23.30072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10-14T19:12:27.842421790</meta:creation-date>
    <meta:generator>LibreOffice/4.2.7.2$Linux_X86_64 LibreOffice_project/420m0$Build-2</meta:generator>
    <dc:date>2014-12-03T18:56:34.886019580</dc:date>
    <dc:creator>Adam Lininger</dc:creator>
    <meta:editing-duration>PT57S</meta:editing-duration>
    <meta:editing-cycles>4</meta:editing-cycles>
    <meta:document-statistic meta:table-count="1" meta:cell-count="36" meta:object-count="0"/>
  </office:meta>
</office:document-meta>
</file>